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0.98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heads_20_3" draw:marker-start-width="0.3cm" draw:marker-end="Arrowheads_20_3" draw:marker-end-width="0.3cm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CMU Serif" fo:font-size="12pt" fo:font-style="italic" fo:font-weight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MU Serif" fo:font-size="12pt" fo:font-style="italic" fo:font-weight="normal" style:font-size-asian="10pt" style:font-size-complex="10pt"/>
    </style:style>
    <style:style style:name="P4" style:family="paragraph">
      <style:text-properties style:font-name="CMU Serif" fo:font-size="12pt" fo:font-style="italic" fo:font-weight="normal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MU Serif" fo:font-size="12pt" fo:font-style="normal" fo:font-weight="bold" style:font-size-asian="18pt" style:font-size-complex="18pt"/>
    </style:style>
    <style:style style:name="P7" style:family="paragraph">
      <style:paragraph-properties fo:text-align="center"/>
      <style:text-properties style:font-name="CMU Serif" fo:font-size="12pt" fo:font-style="normal" fo:font-weight="bold" style:font-size-asian="18pt" style:font-size-complex="18pt"/>
    </style:style>
    <style:style style:name="T1" style:family="text">
      <style:text-properties style:font-name="CMU Serif" fo:font-size="12pt" fo:font-style="italic" fo:font-weight="normal" style:font-size-asian="10pt" style:font-size-complex="10pt"/>
    </style:style>
    <style:style style:name="T2" style:family="text">
      <style:text-properties style:text-position="sub 58%" style:font-name="CMU Serif" fo:font-size="12pt" fo:font-style="italic" fo:font-weight="normal" style:font-size-asian="10pt" style:font-style-asian="italic" style:font-size-complex="10pt" style:font-style-complex="italic"/>
    </style:style>
    <style:style style:name="T3" style:family="text">
      <style:text-properties style:text-position="sub 58%" style:font-name="CMU Serif" fo:font-size="12pt" fo:font-style="normal" fo:font-weight="normal" style:font-size-asian="10pt" style:font-style-asian="normal" style:font-size-complex="10pt" style:font-style-complex="normal"/>
    </style:style>
    <style:style style:name="T4" style:family="text">
      <style:text-properties style:font-name="CMU Serif" fo:font-size="12pt" fo:font-style="italic" fo:font-weight="normal" style:font-size-asian="12pt" style:font-size-complex="12pt"/>
    </style:style>
    <style:style style:name="T5" style:family="text">
      <style:text-properties style:text-position="sub 58%" style:font-name="CMU Serif" fo:font-size="12pt" fo:font-style="italic" fo:font-weight="normal" style:font-size-asian="12pt" style:font-style-asian="italic" style:font-size-complex="12pt" style:font-style-complex="italic"/>
    </style:style>
    <style:style style:name="T6" style:family="text">
      <style:text-properties style:font-name="CMU Serif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6cm" svg:height="7.718cm" svg:x="8.14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64cm" svg:height="0.764cm" svg:x="8.14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0.432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196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0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0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0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0.432cm" svg:y="10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196cm" svg:y="10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0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0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0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0.432cm" svg:y="10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196cm" svg:y="10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1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1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1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0.432cm" svg:y="11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196cm" svg:y="11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2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2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2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0.432cm" svg:y="12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196cm" svg:y="12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96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2.724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3.488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9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96cm" svg:y="10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2.724cm" svg:y="10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3.488cm" svg:y="10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0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0.1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96cm" svg:y="10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2.724cm" svg:y="10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3.488cm" svg:y="10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0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0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4cm" svg:height="0.764cm" svg:x="11.96cm" svg:y="11.674cm">
          <text:p text:style-name="P2"><text:span text:style-name="T1">p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2.724cm" svg:y="11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3.488cm" svg:y="11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1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1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96cm" svg:y="12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2.724cm" svg:y="12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3.488cm" svg:y="12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2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2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3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0.432cm" svg:y="13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196cm" svg:y="1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0.432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196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0.432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196cm" svg:y="14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1.96cm" svg:y="13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2.724cm" svg:y="13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4cm" svg:height="0.764cm" svg:x="13.488cm" svg:y="1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96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2.724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3.488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96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2.724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3.488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9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0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0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1.6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2.4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3.9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4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6.636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14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8.904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9.668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0.432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196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1.96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2.724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3.488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4cm" svg:height="0.764cm" svg:x="14.252cm" svg:y="16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6cm" svg:height="0.764cm" svg:x="15.016cm" svg:y="16.3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4cm" svg:height="0.764cm" svg:x="3.427cm" svg:y="9cm">
          <text:p text:style-name="P2"><text:span text:style-name="T1">b</text:span><text:span text:style-name="T2">i</text:span><text:span text:style-name="T3">,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4.191cm" svg:y="9cm">
          <text:p text:style-name="P2"><text:span text:style-name="T1">b</text:span><text:span text:style-name="T2">i</text:span><text:span text:style-name="T3">,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6cm" svg:height="0.764cm" svg:x="4.955cm" svg:y="9cm">
          <text:p text:style-name="P2"><text:span text:style-name="T1">b</text:span><text:span text:style-name="T2">i</text:span><text:span text:style-name="T3">,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5.721cm" svg:y="9cm">
          <text:p text:style-name="P2"><text:span text:style-name="T1">b</text:span><text:span text:style-name="T2">i</text:span><text:span text:style-name="T3">,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6.485cm" svg:y="9cm">
          <text:p text:style-name="P2"><text:span text:style-name="T1">b</text:span><text:span text:style-name="T2">i</text:span><text:span text:style-name="T3">,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3.427cm" svg:y="9.764cm">
          <text:p text:style-name="P2"><text:span text:style-name="T1">b</text:span><text:span text:style-name="T2">i</text:span><text:span text:style-name="T3">,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4.191cm" svg:y="9.764cm">
          <text:p text:style-name="P2"><text:span text:style-name="T1">b</text:span><text:span text:style-name="T2">i</text:span><text:span text:style-name="T3">,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6cm" svg:height="0.764cm" svg:x="4.955cm" svg:y="9.764cm">
          <text:p text:style-name="P2"><text:span text:style-name="T1">b</text:span><text:span text:style-name="T2">i</text:span><text:span text:style-name="T3">,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5.721cm" svg:y="9.764cm">
          <text:p text:style-name="P2"><text:span text:style-name="T1">b</text:span><text:span text:style-name="T2">i</text:span><text:span text:style-name="T3">,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6.485cm" svg:y="9.764cm">
          <text:p text:style-name="P2"><text:span text:style-name="T1">b</text:span><text:span text:style-name="T2">i</text:span><text:span text:style-name="T3">,9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3.427cm" svg:y="10.528cm">
          <text:p text:style-name="P2"><text:span text:style-name="T1">b</text:span><text:span text:style-name="T2">i</text:span><text:span text:style-name="T3">,1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4.191cm" svg:y="10.528cm">
          <text:p text:style-name="P2"><text:span text:style-name="T1">b</text:span><text:span text:style-name="T2">i</text:span><text:span text:style-name="T3">,1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6cm" svg:height="0.764cm" svg:x="4.955cm" svg:y="10.528cm">
          <text:p text:style-name="P2"><text:span text:style-name="T1">b</text:span><text:span text:style-name="T2">i</text:span><text:span text:style-name="T3">,1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5.721cm" svg:y="10.528cm">
          <text:p text:style-name="P2"><text:span text:style-name="T1">b</text:span><text:span text:style-name="T2">i</text:span><text:span text:style-name="T3">,1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6.485cm" svg:y="10.528cm">
          <text:p text:style-name="P2"><text:span text:style-name="T1">b</text:span><text:span text:style-name="T2">i</text:span><text:span text:style-name="T3">,1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3.427cm" svg:y="11.292cm">
          <text:p text:style-name="P2"><text:span text:style-name="T1">b</text:span><text:span text:style-name="T2">i</text:span><text:span text:style-name="T3">,1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4.191cm" svg:y="11.292cm">
          <text:p text:style-name="P2"><text:span text:style-name="T1">b</text:span><text:span text:style-name="T2">i</text:span><text:span text:style-name="T3">,1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6cm" svg:height="0.764cm" svg:x="4.955cm" svg:y="11.292cm">
          <text:p text:style-name="P2"><text:span text:style-name="T1">b</text:span><text:span text:style-name="T2">i</text:span><text:span text:style-name="T3">,1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5.721cm" svg:y="11.292cm">
          <text:p text:style-name="P2"><text:span text:style-name="T1">b</text:span><text:span text:style-name="T2">i</text:span><text:span text:style-name="T3">,1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6.485cm" svg:y="11.292cm">
          <text:p text:style-name="P2"><text:span text:style-name="T1">b</text:span><text:span text:style-name="T2">i</text:span><text:span text:style-name="T3">,19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3.427cm" svg:y="12.056cm">
          <text:p text:style-name="P2"><text:span text:style-name="T1">b</text:span><text:span text:style-name="T2">i</text:span><text:span text:style-name="T3">,2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4.191cm" svg:y="12.056cm">
          <text:p text:style-name="P2"><text:span text:style-name="T1">b</text:span><text:span text:style-name="T2">i</text:span><text:span text:style-name="T3">,2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6cm" svg:height="0.764cm" svg:x="4.955cm" svg:y="12.056cm">
          <text:p text:style-name="P2"><text:span text:style-name="T1">b</text:span><text:span text:style-name="T2">i</text:span><text:span text:style-name="T3">,2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5.721cm" svg:y="12.056cm">
          <text:p text:style-name="P2"><text:span text:style-name="T1">b</text:span><text:span text:style-name="T2">i</text:span><text:span text:style-name="T3">,2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4cm" svg:height="0.764cm" svg:x="6.485cm" svg:y="12.056cm">
          <text:p text:style-name="P2"><text:span text:style-name="T1">b</text:span><text:span text:style-name="T2">i</text:span><text:span text:style-name="T3">,24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367cm" svg:height="0.986cm" svg:x="2.133cm" svg:y="10.216cm">
          <draw:text-box>
            <text:p><text:span text:style-name="T4">B</text:span><text:span text:style-name="T5">i</text:span><text:span text:style-name="T4"> = </text:span></text:p>
          </draw:text-box>
        </draw:frame>
        <draw:custom-shape draw:style-name="gr6" draw:text-style-name="P6" draw:layer="layout" svg:width="0.638cm" svg:height="7.065cm" svg:x="15.862cm" svg:y="9.5cm">
          <text:p text:style-name="P5"><text:span text:style-name="T6">.</text:span></text:p>
          <text:p text:style-name="P5"><text:span text:style-name="T6">.</text:span></text:p>
          <text:p text:style-name="P5"><text:span text:style-name="T6">.</text:span></text:p>
          <text:p text:style-name="P5"><text:span text:style-name="T6"/></text:p>
          <text:p text:style-name="P5"><text:span text:style-name="T6"/></text:p>
          <text:p text:style-name="P5"><text:span text:style-name="T6">.</text:span></text:p>
          <text:p text:style-name="P5"><text:span text:style-name="T6">.</text:span></text:p>
          <text:p text:style-name="P5"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532cm" svg:height="0.51cm" svg:x="8.522cm" svg:y="15.599cm">
          <text:p text:style-name="P5"><text:span text:style-name="T6"><text:s text:c="10"/></text:span><text:span text:style-name="T6">. <text:s/>. <text:s/>. <text:s text:c="15"/>. <text:s/>. <text:s/>.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3cm" svg:y1="10.8cm" svg:x2="12.3cm" svg:y2="11.9cm">
          <text:p/>
        </draw:line>
        <draw:line draw:style-name="gr8" draw:text-style-name="P1" draw:layer="layout" svg:x1="10.432cm" svg:y1="10.146cm" svg:x2="3.428cm" svg:y2="9cm">
          <text:p/>
        </draw:line>
        <draw:line draw:style-name="gr8" draw:text-style-name="P1" draw:layer="layout" svg:x1="14.253cm" svg:y1="10.146cm" svg:x2="7.121cm" svg:y2="9cm">
          <text:p/>
        </draw:line>
        <draw:line draw:style-name="gr8" draw:text-style-name="P1" draw:layer="layout" svg:x1="10.4cm" svg:y1="13.9cm" svg:x2="3.428cm" svg:y2="12.82cm">
          <text:p/>
        </draw:line>
        <draw:line draw:style-name="gr8" draw:text-style-name="P1" draw:layer="layout" svg:x1="14.252cm" svg:y1="13.966cm" svg:x2="7.248cm" svg:y2="12.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18:11:57.997224395</meta:creation-date>
    <dc:date>2014-11-07T00:37:55.349933364</dc:date>
    <meta:editing-duration>PT1H6M29S</meta:editing-duration>
    <meta:editing-cycles>13</meta:editing-cycles>
    <meta:generator>LibreOffice/4.2.6.3$Linux_X86_64 LibreOffice_project/420m0$Build-3</meta:generator>
    <meta:document-statistic meta:object-count="133"/>
  </office:meta>
</office:document-meta>
</file>